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攜帶式復古保冷箱</text:p>
      <text:p text:style-name="Standard">- 極美奶油白搭配美式復古風設計</text:p>
      <text:p text:style-name="Standard">- 用料紮實 色澤飽滿 質感細膩</text:p>
      <text:p text:style-name="Standard">- 優異保溫效果</text:p>
      <text:p text:style-name="Standard">- 輕量化設計 </text:p>
      <text:p text:style-name="Standard">- 自帶開瓶與特殊鎖扣設計</text:p>
      <text:p text:style-name="Standard">#f6f1e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rfc-language-tag-asian="zh-Hant" style:language-asian="zh" style:script-asian="Hant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rfc-language-tag-asian="zh-Hant" style:language-asian="zh" style:script-asian="Hant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12T21:37:16.020793973</meta:creation-date>
    <dc:date>2022-06-12T21:39:23.779287854</dc:date>
    <meta:editing-duration>PT2M8S</meta:editing-duration>
    <meta:editing-cycles>1</meta:editing-cycles>
    <meta:document-statistic meta:table-count="0" meta:image-count="0" meta:object-count="0" meta:page-count="1" meta:paragraph-count="7" meta:word-count="62" meta:character-count="76" meta:non-whitespace-character-count="68"/>
    <meta:generator>LibreOffice/7.3.3.2$MacOSX_AARCH64 LibreOffice_project/d1d0ea68f081ee2800a922cac8f79445e4603348</meta:generator>
  </office:meta>
</office:document-meta>
</file>